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37.61mm"/>
    </style:style>
    <style:style style:name="co3" style:family="table-column">
      <style:table-column-properties fo:break-before="auto" style:column-width="38.74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9.65mm"/>
    </style:style>
    <style:style style:name="co7" style:family="table-column">
      <style:table-column-properties fo:break-before="auto" style:column-width="27.73mm"/>
    </style:style>
    <style:style style:name="co8" style:family="table-column">
      <style:table-column-properties fo:break-before="auto" style:column-width="37.6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5.01mm"/>
    </style:style>
    <style:style style:name="co11" style:family="table-column">
      <style:table-column-properties fo:break-before="auto" style:column-width="38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ee3d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44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44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9" style:family="table-cell" style:parent-style-name="Default" style:data-style-name="N123">
      <style:table-cell-properties fo:background-color="#fcd4d1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3">
      <style:table-cell-properties fo:background-color="#fcd4d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ee3d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5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: Azure</text:p>
          </table:table-cell>
          <table:covered-table-cell table:number-columns-repeated="2" table:style-name="ce6"/>
          <table:covered-table-cell table:style-name="Default"/>
          <table:table-cell table:number-columns-repeated="2"/>
          <table:table-cell table:style-name="ce32" table:formula="of:=[.A1]" office:value-type="string" office:string-value="Problem: Azure" calcext:value-type="string" table:number-columns-spanned="2" table:number-rows-spanned="1">
            <text:p>Problem: Azure</text:p>
          </table:table-cell>
          <table:covered-table-cell table:style-name="ce34"/>
          <table:table-cell table:style-name="ce36"/>
          <table:table-cell table:number-columns-repeated="6"/>
          <table:table-cell table:style-name="ce19"/>
        </table:table-row>
        <table:table-row table:style-name="ro1">
          <table:table-cell table:style-name="ce17" office:value-type="string" calcext:value-type="string">
            <text:p># images</text:p>
          </table:table-cell>
          <table:table-cell table:style-name="ce17" office:value-type="string" calcext:value-type="string">
            <text:p>Micro Average – NPDD</text:p>
          </table:table-cell>
          <table:table-cell table:style-name="ce17" office:value-type="string" calcext:value-type="string">
            <text:p>Macro Average – NPDD</text:p>
          </table:table-cell>
          <table:table-cell table:style-name="ce17" office:value-type="string" calcext:value-type="string">
            <text:p>Performance</text:p>
          </table:table-cell>
          <table:table-cell table:number-columns-repeated="2"/>
          <table:table-cell table:style-name="ce33" table:formula="of:=[.A2]" office:value-type="string" office:string-value="# images" calcext:value-type="string">
            <text:p># images</text:p>
          </table:table-cell>
          <table:table-cell table:style-name="ce33" table:formula="of:=[.C2]" office:value-type="string" office:string-value="Macro Average – NPDD" calcext:value-type="string">
            <text:p>Macro Average – NPDD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0k</text:p>
          </table:table-cell>
          <table:table-cell table:style-name="ce7" office:value-type="float" office:value="0.25" calcext:value-type="float">
            <text:p>0.250000</text:p>
          </table:table-cell>
          <table:table-cell table:style-name="ce7" office:value-type="float" office:value="0.057143" calcext:value-type="float">
            <text:p>0.057143</text:p>
          </table:table-cell>
          <table:table-cell table:style-name="ce7" table:formula="of:=[.C3]/[.$C$9]" office:value-type="float" office:value="0.162827011793938" calcext:value-type="float">
            <text:p>0.162827</text:p>
          </table:table-cell>
          <table:table-cell table:number-columns-repeated="2"/>
          <table:table-cell table:formula="of:=[.A3]" office:value-type="float" office:value="1" calcext:value-type="float">
            <text:p>0k</text:p>
          </table:table-cell>
          <table:table-cell table:formula="of:=[.D3]" office:value-type="percentage" office:value="0.162827011793938" calcext:value-type="percentage">
            <text:p>16.28%</text:p>
          </table:table-cell>
          <table:table-cell table:number-columns-repeated="8"/>
        </table:table-row>
        <table:table-row table:style-name="ro1">
          <table:table-cell office:value-type="float" office:value="100000" calcext:value-type="float">
            <text:p>100k</text:p>
          </table:table-cell>
          <table:table-cell office:value-type="float" office:value="0.32767" calcext:value-type="float">
            <text:p>0.327670</text:p>
          </table:table-cell>
          <table:table-cell office:value-type="float" office:value="0.198796" calcext:value-type="float">
            <text:p>0.198796</text:p>
          </table:table-cell>
          <table:table-cell table:formula="of:=[.C4]/[.$C$9]" office:value-type="float" office:value="0.566462359984385" calcext:value-type="float">
            <text:p>0.566462</text:p>
          </table:table-cell>
          <table:table-cell table:number-columns-repeated="2"/>
          <table:table-cell table:formula="of:=[.A4]" office:value-type="float" office:value="100000" calcext:value-type="float">
            <text:p>100k</text:p>
          </table:table-cell>
          <table:table-cell table:formula="of:=[.D4]" office:value-type="percentage" office:value="0.566462359984385" calcext:value-type="percentage">
            <text:p>56.65%</text:p>
          </table:table-cell>
          <table:table-cell table:number-columns-repeated="8"/>
        </table:table-row>
        <table:table-row table:style-name="ro1">
          <table:table-cell office:value-type="float" office:value="500000" calcext:value-type="float">
            <text:p>500k</text:p>
          </table:table-cell>
          <table:table-cell office:value-type="float" office:value="0.40534" calcext:value-type="float">
            <text:p>0.405340</text:p>
          </table:table-cell>
          <table:table-cell office:value-type="float" office:value="0.239042" calcext:value-type="float">
            <text:p>0.239042</text:p>
          </table:table-cell>
          <table:table-cell table:formula="of:=[.C5]/[.$C$9]" office:value-type="float" office:value="0.681141951826935" calcext:value-type="float">
            <text:p>0.681142</text:p>
          </table:table-cell>
          <table:table-cell table:number-columns-repeated="2"/>
          <table:table-cell table:formula="of:=[.A5]" office:value-type="float" office:value="500000" calcext:value-type="float">
            <text:p>500k</text:p>
          </table:table-cell>
          <table:table-cell table:formula="of:=[.D5]" office:value-type="percentage" office:value="0.681141951826935" calcext:value-type="percentage">
            <text:p>68.11%</text:p>
          </table:table-cell>
          <table:table-cell table:number-columns-repeated="8"/>
        </table:table-row>
        <table:table-row table:style-name="ro1">
          <table:table-cell office:value-type="float" office:value="1000000" calcext:value-type="float">
            <text:p>1.0M</text:p>
          </table:table-cell>
          <table:table-cell office:value-type="float" office:value="0.518608" calcext:value-type="float">
            <text:p>0.518608</text:p>
          </table:table-cell>
          <table:table-cell office:value-type="float" office:value="0.317063" calcext:value-type="float">
            <text:p>0.317063</text:p>
          </table:table-cell>
          <table:table-cell table:formula="of:=[.C6]/[.$C$9]" office:value-type="float" office:value="0.903460106057109" calcext:value-type="float">
            <text:p>0.903460</text:p>
          </table:table-cell>
          <table:table-cell table:number-columns-repeated="2"/>
          <table:table-cell table:formula="of:=[.A6]" office:value-type="float" office:value="1000000" calcext:value-type="float">
            <text:p>1.0M</text:p>
          </table:table-cell>
          <table:table-cell table:formula="of:=[.D6]" office:value-type="percentage" office:value="0.903460106057109" calcext:value-type="percentage">
            <text:p>90.35%</text:p>
          </table:table-cell>
          <table:table-cell table:number-columns-repeated="8"/>
        </table:table-row>
        <table:table-row table:style-name="ro1">
          <table:table-cell office:value-type="float" office:value="1500000" calcext:value-type="float">
            <text:p>1.5M</text:p>
          </table:table-cell>
          <table:table-cell office:value-type="float" office:value="0.526699" calcext:value-type="float">
            <text:p>0.526699</text:p>
          </table:table-cell>
          <table:table-cell office:value-type="float" office:value="0.337693" calcext:value-type="float">
            <text:p>0.337693</text:p>
          </table:table-cell>
          <table:table-cell table:formula="of:=[.C7]/[.$C$9]" office:value-type="float" office:value="0.962244581028828" calcext:value-type="float">
            <text:p>0.962245</text:p>
          </table:table-cell>
          <table:table-cell table:number-columns-repeated="2"/>
          <table:table-cell table:formula="of:=[.A7]" office:value-type="float" office:value="1500000" calcext:value-type="float">
            <text:p>1.5M</text:p>
          </table:table-cell>
          <table:table-cell table:formula="of:=[.D7]" office:value-type="percentage" office:value="0.962244581028828" calcext:value-type="percentage">
            <text:p>96.22%</text:p>
          </table:table-cell>
          <table:table-cell table:number-columns-repeated="8"/>
        </table:table-row>
        <table:table-row table:style-name="ro1">
          <table:table-cell table:style-name="ce4" office:value-type="float" office:value="3000000" calcext:value-type="float">
            <text:p>3.0M</text:p>
          </table:table-cell>
          <table:table-cell table:style-name="ce7" office:value-type="float" office:value="0.576861" calcext:value-type="float">
            <text:p>0.576861</text:p>
          </table:table-cell>
          <table:table-cell table:style-name="ce7" office:value-type="float" office:value="0.338442" calcext:value-type="float">
            <text:p>0.338442</text:p>
          </table:table-cell>
          <table:table-cell table:style-name="ce7" table:formula="of:=[.C8]/[.$C$9]" office:value-type="float" office:value="0.964378830750293" calcext:value-type="float">
            <text:p>0.964379</text:p>
          </table:table-cell>
          <table:table-cell table:number-columns-repeated="2"/>
          <table:table-cell table:formula="of:=[.A8]" office:value-type="float" office:value="3000000" calcext:value-type="float">
            <text:p>3.0M</text:p>
          </table:table-cell>
          <table:table-cell table:formula="of:=[.D8]" office:value-type="percentage" office:value="0.964378830750293" calcext:value-type="percentage">
            <text:p>96.44%</text:p>
          </table:table-cell>
          <table:table-cell table:number-columns-repeated="8"/>
        </table:table-row>
        <table:table-row table:style-name="ro1">
          <table:table-cell table:style-name="ce24" office:value-type="string" calcext:value-type="string">
            <text:p>Target Network</text:p>
          </table:table-cell>
          <table:table-cell table:style-name="ce29" office:value-type="float" office:value="0.576861" calcext:value-type="float">
            <text:p>0.576861</text:p>
          </table:table-cell>
          <table:table-cell table:style-name="ce31" office:value-type="float" office:value="0.350943" calcext:value-type="float">
            <text:p>0.35094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table:number-columns-repeated="4"/>
        </table:table-row>
        <table:table-row table:style-name="ro1">
          <table:table-cell table:style-name="ce5" office:value-type="string" calcext:value-type="string">
            <text:p>3M / TN</text:p>
          </table:table-cell>
          <table:table-cell table:style-name="ce9" table:formula="of:=[.B8]/[.B9]" office:value-type="percentage" office:value="1" calcext:value-type="percentage">
            <text:p>100.00%</text:p>
          </table:table-cell>
          <table:table-cell table:style-name="ce9" table:formula="of:=[.C8]/[.C9]" office:value-type="percentage" office:value="0.964378830750293" calcext:value-type="percentage">
            <text:p>96.44%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ce3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4" loext:min-decimal-places="4" number:min-integer-digits="1"/>
    </number:number-style>
    <number:percentage-style style:name="N126">
      <number:number number:decimal-places="1" loext:min-decimal-places="1" number:min-integer-digits="2"/>
      <number:text>%</number:text>
    </number:percentage-style>
    <number:number-style style:name="N127">
      <number:number number:decimal-places="3" loext:min-decimal-places="3" number:min-integer-digits="0"/>
    </number:number-style>
    <number:number-style style:name="N128">
      <number:number number:decimal-places="1" loext:min-decimal-places="1" number:min-integer-digits="1"/>
    </number:number-style>
    <number:number-style style:name="N130P0" style:volatile="true">
      <number:number number:decimal-places="0" loext:min-decimal-places="0" number:min-integer-digits="0"/>
      <number:text>k</number:text>
    </number:number-style>
    <number:number-style style:name="N130">
      <number:number number:min-integer-digits="1"/>
      <number:text/>
      <style:map style:condition="value()&gt;=1000" style:apply-style-name="N130P0"/>
    </number:number-style>
    <number:number-style style:name="N132P0" style:volatile="true">
      <number:number number:decimal-places="0" loext:min-decimal-places="0" number:min-integer-digits="0"/>
      <number:text> k</number:text>
    </number:number-style>
    <number:number-style style:name="N132">
      <number:number number:min-integer-digits="1"/>
      <number:text/>
      <style:map style:condition="value()&gt;=1000" style:apply-style-name="N132P0"/>
    </number:number-style>
    <number:number-style style:name="N133P0" style:volatile="true">
      <number:number number:min-integer-digits="1"/>
      <number:text/>
    </number:number-style>
    <number:number-style style:name="N133">
      <number:number number:min-integer-digits="1"/>
      <number:text/>
      <style:map style:condition="value()&gt;=1000" style:apply-style-name="N133P0"/>
    </number:number-style>
    <number:number-style style:name="N135P0" style:volatile="true">
      <number:fraction number:min-numerator-digits="1" loext:max-numerator-digits="1" number:min-denominator-digits="1" loext:max-denominator-value="9"/>
      <number:text>k</number:text>
    </number:number-style>
    <number:number-style style:name="N135">
      <number:number number:min-integer-digits="1"/>
      <number:text/>
      <style:map style:condition="value()&gt;=1000" style:apply-style-name="N135P0"/>
    </number:number-style>
    <number:number-style style:name="N136">
      <number:number number:decimal-places="0" loext:min-decimal-places="0" number:min-integer-digits="1" number:display-factor="1000"/>
      <number:text>k</number:text>
    </number:number-style>
    <number:number-style style:name="N137">
      <number:number number:decimal-places="0" loext:min-decimal-places="0" number:min-integer-digits="2" number:display-factor="1000"/>
      <number:text>k</number:text>
    </number:number-style>
    <number:number-style style:name="N138P0" style:volatile="true">
      <number:number number:decimal-places="0" loext:min-decimal-places="0" number:min-integer-digits="1" number:display-factor="1000"/>
      <number:text>k</number:text>
    </number:number-style>
    <number:number-style style:name="N138">
      <number:number number:decimal-places="0" loext:min-decimal-places="0" number:min-integer-digits="1" number:display-factor="1000000"/>
      <number:text>M</number:text>
      <style:map style:condition="value()&gt;=0" style:apply-style-name="N138P0"/>
    </number:number-style>
    <number:number-style style:name="N139">
      <number:number number:decimal-places="0" loext:min-decimal-places="0" number:min-integer-digits="1" number:display-factor="1000000"/>
      <number:text>M</number:text>
    </number:number-style>
    <number:number-style style:name="N140">
      <number:number number:decimal-places="0" loext:min-decimal-places="0" number:min-integer-digits="1" number:display-factor="1000"/>
      <number:text>K</number:text>
    </number:number-style>
    <number:number-style style:name="N141P0" style:volatile="true">
      <number:number number:decimal-places="0" loext:min-decimal-places="0" number:min-integer-digits="1" number:display-factor="1000000"/>
      <number:text>M</number:text>
    </number:number-style>
    <number:number-style style:name="N141">
      <number:number number:min-integer-digits="1"/>
      <number:text/>
      <style:map style:condition="value()&gt;=1000000" style:apply-style-name="N141P0"/>
    </number:number-style>
    <number:number-style style:name="N142P0" style:volatile="true">
      <number:number number:decimal-places="0" loext:min-decimal-places="0" number:min-integer-digits="1" number:display-factor="1000000"/>
      <number:text>M</number:text>
    </number:number-style>
    <number:number-style style:name="N142">
      <number:number number:decimal-places="0" loext:min-decimal-places="0" number:min-integer-digits="1" number:display-factor="1000"/>
      <number:text>k</number:text>
      <style:map style:condition="value()&gt;=1000000" style:apply-style-name="N142P0"/>
    </number:number-style>
    <number:number-style style:name="N144P0" style:volatile="true">
      <number:number number:decimal-places="1" loext:min-decimal-places="1" number:min-integer-digits="1" number:display-factor="1000000"/>
      <number:text>M</number:text>
    </number:number-style>
    <number:number-style style:name="N144">
      <number:number number:decimal-places="0" loext:min-decimal-places="0" number:min-integer-digits="1" number:display-factor="1000"/>
      <number:text>k</number:text>
      <style:map style:condition="value()&gt;=1000000" style:apply-style-name="N144P0"/>
    </number:number-style>
    <number:number-style style:name="N145">
      <number:text>1k</number:text>
    </number:number-style>
    <number:number-style style:name="N146">
      <number:text>5k</number:text>
    </number:number-style>
    <number:number-style style:name="N147">
      <number:text>1M</number:text>
    </number:number-style>
    <number:number-style style:name="N148">
      <number:text>1.5M</number:text>
    </number:number-style>
    <number:number-style style:name="N149">
      <number:text>3M</number:text>
    </number:number-style>
    <number:percentage-style style:name="N15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0:17:38.787004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0:24:58.682579493</meta:creation-date>
    <dc:date>2020-07-17T00:20:52.136009272</dc:date>
    <meta:editing-duration>PT59M4S</meta:editing-duration>
    <meta:editing-cycles>4</meta:editing-cycles>
    <meta:generator>LibreOffice/6.0.7.3$Linux_X86_64 LibreOffice_project/00m0$Build-3</meta:generator>
    <dc:creator>Jacson Rodrigues Correia da Silva</dc:creator>
    <meta:document-statistic meta:table-count="1" meta:cell-count="50" meta:object-count="0"/>
  </office:meta>
</office:document-meta>
</file>